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-left="none" fo:border-right="none" fo:border-top="none" fo:border-bottom="0.0139in solid #000000"/>
    </style:style>
    <style:style style:name="Table5" style:family="table">
      <style:table-properties style:width="6.925in" table:align="margins" table:border-model="separating"/>
    </style:style>
    <style:style style:name="Table5.A" style:family="table-column">
      <style:table-column-properties style:column-width="1.6569in" style:rel-column-width="15680*"/>
    </style:style>
    <style:style style:name="Table5.B" style:family="table-column">
      <style:table-column-properties style:column-width="5.2681in" style:rel-column-width="49855*"/>
    </style:style>
    <style:style style:name="Table5.A1" style:family="table-cell">
      <style:table-cell-properties fo:padding="0.0382in" fo:border="none"/>
    </style:style>
    <style:style style:name="Table5.A5" style:family="table-cell">
      <style:table-cell-properties fo:padding="0.0382in" fo:border-left="none" fo:border-right="none" fo:border-top="none" fo:border-bottom="0.0139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569in" style:rel-column-width="15680*"/>
    </style:style>
    <style:style style:name="Table6.B" style:family="table-column">
      <style:table-column-properties style:column-width="5.2681in" style:rel-column-width="49855*"/>
    </style:style>
    <style:style style:name="Table6.A1" style:family="table-cell">
      <style:table-cell-properties fo:padding="0.0382in" fo:border="none"/>
    </style:style>
    <style:style style:name="Table6.A15" style:family="table-cell">
      <style:table-cell-properties fo:padding="0.0382in" fo:border-left="none" fo:border-right="none" fo:border-top="none" fo:border-bottom="0.0139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569in" style:rel-column-width="15680*"/>
    </style:style>
    <style:style style:name="Table2.B" style:family="table-column">
      <style:table-column-properties style:column-width="5.2681in" style:rel-column-width="49855*"/>
    </style:style>
    <style:style style:name="Table2.A1" style:family="table-cell">
      <style:table-cell-properties fo:padding="0.0382in" fo:border="none"/>
    </style:style>
    <style:style style:name="Table2.A2" style:family="table-cell">
      <style:table-cell-properties fo:padding="0.0382in" fo:border-left="none" fo:border-right="none" fo:border-top="none" fo:border-bottom="0.0139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569in" style:rel-column-width="15680*"/>
    </style:style>
    <style:style style:name="Table1.B" style:family="table-column">
      <style:table-column-properties style:column-width="5.2681in" style:rel-column-width="49855*"/>
    </style:style>
    <style:style style:name="Table1.A1" style:family="table-cell">
      <style:table-cell-properties fo:padding="0.0382in" fo:border="none"/>
    </style:style>
    <style:style style:name="Table1.A4" style:family="table-cell">
      <style:table-cell-properties fo:padding="0.0382in" fo:border-left="none" fo:border-right="none" fo:border-top="none" fo:border-bottom="0.0139in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2" style:family="paragraph" style:parent-style-name="Text_20_body">
      <style:text-properties fo:font-size="5pt" style:font-size-asian="4.34999990463257pt" style:font-size-complex="5pt"/>
    </style:style>
    <style:style style:name="P3" style:family="paragraph" style:parent-style-name="Tabl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Liberation Sans1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style:font-name="Liberation Sans1" fo:font-size="10pt" fo:font-style="italic" style:text-underline-style="none" style:font-size-asian="10pt" style:font-style-asian="italic" style:font-size-complex="10pt" style:font-style-complex="italic"/>
    </style:style>
    <style:style style:name="P6" style:family="paragraph" style:parent-style-name="Table_20_Contents">
      <style:text-properties style:font-name="Liberation Sans1" fo:font-size="10pt" style:font-size-asian="10pt" style:font-size-complex="10pt"/>
    </style:style>
    <style:style style:name="P7" style:family="paragraph" style:parent-style-name="Table_20_Contents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ans1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Table_20_Contents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text-properties style:font-name="Arial1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Arial1" fo:font-size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8">MOHAMAD AMIRIZZUAN RAMLI</text:p>
            <text:p text:style-name="P9">E: amirizzuan@gmail.com • M: +(60)(13)397-5306 • B-1-11, Kelana Impian Apartment, PJ, SEL, MY</text:p>
            <text:p text:style-name="P10"><text:span text:style-name="T4">http://amirizzuan.com </text:span><text:span text:style-name="T5">•</text:span><text:span text:style-name="T4"> http://linkedin.com/in/amirizzuan</text:span>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">TECHNICAL SUMMARY</text:p>
          </table:table-cell>
          <table:covered-table-cell/>
        </table:table-row>
        <table:table-row>
          <table:table-cell table:style-name="Table5.A1" office:value-type="string">
            <text:p text:style-name="P5">Programming &amp; Systems</text:p>
          </table:table-cell>
          <table:table-cell table:style-name="Table5.A1" office:value-type="string">
            <text:p text:style-name="P6">Visual Studio 2015 with Coded UI, HP Unified Functional Testing (HP UFT), HP QuickTest Professional (HP QTP), Jenkins, Selenium, Message Queue (MQ), Wiretaps, Perl, PHP, Java (J2EE, JSP, Servlets, Beans &amp; JDBC), UNIX Shell, JavaScript, AJAX, HTML/XML, SQL, ASP, VBScript, Windows Scripting, VisualBasic, QuickBasic, C, C++, C#, SNMP, STAF/STAX</text:p>
          </table:table-cell>
        </table:table-row>
        <table:table-row>
          <table:table-cell table:style-name="Table5.A1" office:value-type="string">
            <text:p text:style-name="P5">Operating System</text:p>
          </table:table-cell>
          <table:table-cell table:style-name="Table5.A1" office:value-type="string">
            <text:p text:style-name="P6">Linux/UNIX, SunSolaris, AIX, Windows, Windows Server</text:p>
          </table:table-cell>
        </table:table-row>
        <table:table-row>
          <table:table-cell table:style-name="Table5.A1" office:value-type="string">
            <text:p text:style-name="P5">Database</text:p>
          </table:table-cell>
          <table:table-cell table:style-name="Table5.A1" office:value-type="string">
            <text:p text:style-name="P6">MySQL, SQLite, Oracle, DB2, Informix, MS Access, MS SQL</text:p>
          </table:table-cell>
        </table:table-row>
        <table:table-row>
          <table:table-cell table:style-name="Table5.A5" office:value-type="string">
            <text:p text:style-name="P5">Specialization</text:p>
          </table:table-cell>
          <table:table-cell table:style-name="Table5.A5" office:value-type="string">
            <text:p text:style-name="P6">Software Testing, Test Automation, Software Automation, Telco Systems E2E Journey, Behavior Driven Design (BDD), Test Driven Design (TDD), Continuous Integration (CI), Agile Development &amp; Testing, Linux/UNIX Administration, Ubuntu Desktop, Web Design &amp; Development, Raw Data Massaging, 2G/3G/LTE Networking, IP Networking, Telco Wireline (ADSL) Billing &amp; Provisioning, Cisco Networking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3">PROFESSIONAL EXPERIENCE</text:p>
          </table:table-cell>
          <table:covered-table-cell/>
        </table:table-row>
        <table:table-row>
          <table:table-cell table:style-name="Table6.A1" office:value-type="string">
            <text:p text:style-name="P4">Jun. 2014 – Present</text:p>
          </table:table-cell>
          <table:table-cell table:style-name="Table6.A1" office:value-type="string">
            <text:p text:style-name="P3">British Telecom [BT] (Technology, Service &amp; Operations [BT TSO])</text:p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>Role: <text:span text:style-name="T3">Early Integration Testing (EIT) Automation Engineer</text:span></text:p>
            <text:p text:style-name="P6">Job scope: Development of automation test script across systems &amp; components; E2E &amp; next-box testing of Telco systems journey; Development of automated regression test pack for systems &amp; components; Development &amp; maintenance of automation test framework; R&amp;D of test tools; Best test practice &amp; automation consultant; Software development &amp; testing process optimization.</text:p>
            <text:p text:style-name="P7">Technologies: Agile Test &amp; Development, Coded UI, HP UFT, HP QTP, VBScript, C#, MQ, Wiretaps, MS SQL, Oracle, BDD, TDD, Automation Test Scripting, Jenkins, Java/J2EE.</text:p>
          </table:table-cell>
        </table:table-row>
        <table:table-row>
          <table:table-cell table:style-name="Table6.A1" office:value-type="string">
            <text:p text:style-name="P4">Feb. 2008 – May 2014</text:p>
          </table:table-cell>
          <table:table-cell table:style-name="Table6.A1" office:value-type="string">
            <text:p text:style-name="P3">IBM Malaysia (Malaysia Development Lab, Cloud &amp; Smarter Infrastructure)</text:p>
          </table:table-cell>
        </table:table-row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Role: <text:span text:style-name="T3">Software Test Engineer</text:span> (<text:span text:style-name="T2">Sep. 2012 – May 2014</text:span>)</text:p>
            <text:p text:style-name="P6">Job scope: End-to-end test of IBM Tivoli Network Manager (ITNM), Agent &amp; Collector sub-component and code the software testing framework (test plan and test script). </text:p>
            <text:p text:style-name="P6">Technologies: Agile Development, STAF/STAX, Java, UNIX Shell, Perl, Linux, DB2. </text:p>
          </table:table-cell>
        </table:table-row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Prev. role (1): <text:span text:style-name="T3">Software Implementation Engineer</text:span> (<text:span text:style-name="T2">Mar. 2012 – Aug. 2012</text:span>)</text:p>
            <text:p text:style-name="P6">Job scope: Implementation of IBM Tivoli Network Manager (ITNM), at AmBank Group Berhad (at AmBank Datacenter for AmBank Network Management System Project).</text:p>
            <text:p text:style-name="P6">Technologies: Perl, UNIX Shell, Linux, DB2.</text:p>
          </table:table-cell>
        </table:table-row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Prev. role (2): <text:span text:style-name="T3">Software Developer</text:span> (<text:span text:style-name="T2">Nov. 2011 – Dec. 2012</text:span>)</text:p>
            <text:p text:style-name="P6">Job scope: Development of IBM Tivoli Network Manager (ITNM), Agent &amp; Collector sub-component. </text:p>
            <text:p text:style-name="P6">Technologies: Agile Development, UNIX Shell, Perl, Linux, Java, DB2, MySQL.</text:p>
          </table:table-cell>
        </table:table-row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Prev. role (3): <text:span text:style-name="T3">Software Developer &amp; L3 Support</text:span> (<text:span text:style-name="T2">Nov. 2010 – Oct. 2011</text:span>)</text:p>
            <text:p text:style-name="P6">Job scope: Development and bug-fix of IBM Tivoli Netcool Configuration Manager (ITNCM), Device Driver (T ranslator) sub-component. Pioneer team for knowledge transfer of the Device Driver component, from Colorado Spring (US) and Belfast <text:soft-page-break/>(UK) to Malaysia. </text:p>
            <text:p text:style-name="P6">Technologies: Java/J2EE, UNIX Shell, Linux, Oracle .</text:p>
          </table:table-cell>
        </table:table-row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Prev. role (4): <text:span text:style-name="T3">Software Developer &amp; L3 Support</text:span> (<text:span text:style-name="T2">Feb. 2008 – Oct. 2010</text:span>)</text:p>
            <text:p text:style-name="P6">Job scope: Development and bug-fix of IBM Tivoli Netcool Performance Management for Wireless (IBM TNPMW), the Gateway Framework sub-component. Leads the Gateway Configuration and Vendor Gateway team. </text:p>
            <text:p text:style-name="P6">Technologies: Perl, UNIX Shell, Linux, Oracle .</text:p>
          </table:table-cell>
        </table:table-row>
        <table:table-row>
          <table:table-cell table:style-name="Table6.A1" office:value-type="string">
            <text:p text:style-name="P4">Oct. 2005 – Jan. 2008</text:p>
          </table:table-cell>
          <table:table-cell table:style-name="Table6.A1" office:value-type="string">
            <text:p text:style-name="P3">Telekom Malaysia (TM) Berhad (IT Shared Service Operation)</text:p>
          </table:table-cell>
        </table:table-row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>Role: <text:span text:style-name="T3">Software Engineer</text:span></text:p>
            <text:p text:style-name="P6">Job scope: Development and bug-fix of "Multimedia Inventory &amp; Provisioning Systems (MIPS)" , "tmnet streamyx Online Registration" , "Multimedia Customer &amp; Billing Management Systems (MCMB)" , "tmnet streamyx Member-Get-Member Program" , and Assistant Manager.</text:p>
            <text:p text:style-name="P6">Technologies: Java (JSP/Servlet), UNIX Shell, Solaris 10, IBM WebSphere, Oracle .</text:p>
          </table:table-cell>
        </table:table-row>
        <table:table-row>
          <table:table-cell table:style-name="Table6.A1" office:value-type="string">
            <text:p text:style-name="P4">Aug. 2003 – Oct. 2005</text:p>
          </table:table-cell>
          <table:table-cell table:style-name="Table6.A1" office:value-type="string">
            <text:p text:style-name="P3">TM Net Sdn. Bhd. (TM Net IT) </text:p>
          </table:table-cell>
        </table:table-row>
        <table:table-row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6">Role: <text:span text:style-name="T3">Software Engineer</text:span></text:p>
            <text:p text:style-name="P6">Job scope: Development and bug-fix of "Multimedia Inventory &amp; Provisioning Systems (MIPS)" , "tmnet streamyx Online Registration" , "Multimedia Customer &amp; Billing Management Systems (MCMB)" , "tmnet streamyx Member-Get-Member Program" , and Assistant Manager.</text:p>
            <text:p text:style-name="P6">Technologies: Java (JSP/Servlet), UNIX Shell, Solaris 10, IBM WebSphere, Oracle .</text:p>
          </table:table-cell>
        </table:table-row>
        <table:table-row>
          <table:table-cell table:style-name="Table6.A1" office:value-type="string">
            <text:p text:style-name="P4">Mar. 2003 – Aug. 2003</text:p>
          </table:table-cell>
          <table:table-cell table:style-name="Table6.A1" office:value-type="string">
            <text:p text:style-name="P3">Perbadanan Komputer Emas Sdn. Bhd.</text:p>
          </table:table-cell>
        </table:table-row>
        <table:table-row>
          <table:table-cell table:style-name="Table6.A15" office:value-type="string">
            <text:p text:style-name="P4"/>
          </table:table-cell>
          <table:table-cell table:style-name="Table6.A15" office:value-type="string">
            <text:p text:style-name="P6">Role: <text:span text:style-name="T3">Web-based Application</text:span><text:span text:style-name="T3"> Developer &amp; Designer</text:span></text:p>
            <text:p text:style-name="P6">Job scope: Development &amp; support of custom-made website &amp; web-based system. First to introduce web application development to the company. Training &amp; support for deployed client application.</text:p>
            <text:p text:style-name="P6">Technologies: HTML/XML, PHP, Linux, UNIX Shell, MySQL.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3">EDUCATION</text:p>
          </table:table-cell>
          <table:covered-table-cell/>
        </table:table-row>
        <table:table-row>
          <table:table-cell table:style-name="Table2.A2" office:value-type="string">
            <text:p text:style-name="P4">Degree</text:p>
          </table:table-cell>
          <table:table-cell table:style-name="Table2.A2" office:value-type="string">
            <text:p text:style-name="P3">Bachelor of Information Technology (Honors) (Software Engineering)</text:p>
            <text:p text:style-name="P7">Multimedia University, <text:span text:style-name="T2">2003</text:span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">MISCELLANEOUS</text:p>
          </table:table-cell>
          <table:covered-table-cell/>
        </table:table-row>
        <table:table-row>
          <table:table-cell table:style-name="Table1.A1" office:value-type="string">
            <text:p text:style-name="P4">Referees</text:p>
          </table:table-cell>
          <table:table-cell table:style-name="Table1.A1" office:value-type="string">
            <text:p text:style-name="P3">MOHD EZMAN ZAINUDIN </text:p>
            <text:p text:style-name="P7">Software Architect </text:p>
            <text:p text:style-name="P7">Millennium Radius Sdn. Bhd. </text:p>
            <text:p text:style-name="Table_20_Contents"><text:span text:style-name="T5">E: ezman@milradius.com.my / m.ezman@gmail.com</text:span></text:p>
            <text:p text:style-name="P7">M: +(60)(12)219-7235</text:p>
            <text:p text:style-name="P7"/>
            <text:p text:style-name="P13">JEEVAN DORSAMY</text:p>
            <text:p text:style-name="P12">EIT Automation Manager</text:p>
            <text:p text:style-name="P7">British Telecom (BT)</text:p>
            <text:p text:style-name="Table_20_Contents"><text:span text:style-name="T5">E: </text:span><text:span text:style-name="T6">jeevan.dorsamy@bt.com / jeevan.dorsamy@gmail.com</text:span></text:p>
            <text:p text:style-name="P7">M: +(60)(12)569-9450</text:p>
          </table:table-cell>
        </table:table-row>
        <table:table-row>
          <table:table-cell table:style-name="Table1.A1" office:value-type="string">
            <text:p text:style-name="P4">Language</text:p>
          </table:table-cell>
          <table:table-cell table:style-name="Table1.A1" office:value-type="string">
            <text:p text:style-name="P6"><text:span text:style-name="T1">English</text:span> – proficient in writing and communicating </text:p>
            <text:p text:style-name="P6"><text:span text:style-name="T1">Bahasa Melayu</text:span> – proficient in writing and communicating</text:p>
          </table:table-cell>
        </table:table-row>
        <table:table-row>
          <table:table-cell table:style-name="Table1.A4" office:value-type="string">
            <text:p text:style-name="P4">Leisure Interest</text:p>
          </table:table-cell>
          <table:table-cell table:style-name="Table1.A4" office:value-type="string">
            <text:p text:style-name="P6">Scuba Diving, Traveling, Listening to music, Digital Photography/Videograph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1"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[<text:page-number text:select-page="current">2</text:page-number> / <text:page-count>2</text:page-count>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r </meta:initial-creator>
    <meta:creation-date>2014-01-26T16:06:51.019917937</meta:creation-date>
    <meta:generator>OpenOffice/4.1.1$Unix OpenOffice.org_project/411m6$Build-9775</meta:generator>
    <dc:date>2016-03-07T01:44:54</dc:date>
    <dc:creator>M. Amirizzuan Ramli</dc:creator>
    <meta:editing-duration>PT4H1M32S</meta:editing-duration>
    <meta:editing-cycles>132</meta:editing-cycles>
    <meta:document-statistic meta:table-count="5" meta:image-count="0" meta:object-count="0" meta:page-count="2" meta:paragraph-count="72" meta:word-count="715" meta:character-count="5168"/>
  </office:meta>
</office:document-meta>
</file>